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4.688cm" fo:min-width="15.88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88cm" fo:min-width="2.91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69cm" fo:min-width="4.52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96cm" fo:min-width="4.58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13cm" fo:min-width="4.49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828cm" fo:min-width="4.626cm"/>
    </style:style>
    <style:style style:name="gr8" style:family="graphic" style:parent-style-name="standard">
      <style:graphic-properties draw:textarea-horizontal-align="justify" draw:textarea-vertical-align="middle" draw:auto-grow-height="false" fo:min-height="0.227cm" fo:min-width="0.136cm"/>
    </style:style>
    <style:style style:name="gr9" style:family="graphic" style:parent-style-name="standard">
      <style:graphic-properties draw:textarea-horizontal-align="justify" draw:textarea-vertical-align="middle" draw:auto-grow-height="false" fo:min-height="0.103cm" fo:min-width="0.089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015cm"/>
    </style:style>
    <style:style style:name="gr11" style:family="graphic" style:parent-style-name="standard">
      <style:graphic-properties draw:stroke="none" svg:stroke-color="#000000" draw:fill="none" draw:fill-color="#ffffff" fo:min-height="1.5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.383cm" svg:height="24.938cm" svg:x="2.651cm" svg:y="2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4.826cm" svg:height="2.032cm" svg:x="4.832cm" svg:y="1.381cm">
          <text:p text:style-name="P1"><text:span text:style-name="T1">set modelValu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5.207cm" svg:height="1.905cm" svg:x="9.705cm" svg:y="12.656cm">
          <text:p text:style-name="P1"><text:span text:style-name="T2">Convert modelValue </text:span></text:p>
          <text:p text:style-name="P1"><text:span text:style-name="T2">to formattedValue </text:span></text:p>
          <text:p text:style-name="P1"><text:span text:style-name="T2">(run formatt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5.207cm" svg:height="1.27cm" svg:x="9.705cm" svg:y="16.509cm">
          <text:p text:style-name="P1"><text:span text:style-name="T2">Sync formattedValue </text:span></text:p>
          <text:p text:style-name="P1"><text:span text:style-name="T2">to &lt;input&gt;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8" draw:id="id8" draw:layer="layout" svg:width="5.207cm" svg:height="2.175cm" svg:x="2.915cm" svg:y="8.858cm">
          <text:p text:style-name="P1"><text:span text:style-name="T2">Convert modelValue </text:span></text:p>
          <text:p text:style-name="P1"><text:span text:style-name="T2">to serializedValue</text:span></text:p>
          <text:p text:style-name="P1"><text:span text:style-name="T2"><text:s/></text:span><text:span text:style-name="T2">(run serializer)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826cm" svg:height="2.032cm" svg:x="11.309cm" svg:y="1.254cm">
          <text:p text:style-name="P1"><text:span text:style-name="T1">set </text:span></text:p>
          <text:p text:style-name="P1"><text:span text:style-name="T1">serializedValu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5.35cm" svg:height="2.302cm" svg:x="11.055cm" svg:y="5.556cm">
          <text:p text:style-name="P1"><text:span text:style-name="T2">Convert </text:span><text:span text:style-name="T1">serializedValue</text:span></text:p>
          <text:p text:style-name="P1"><text:span text:style-name="T2"><text:s/></text:span><text:span text:style-name="T2">to modelValue </text:span></text:p>
          <text:p text:style-name="P1"><text:span text:style-name="T2">(run deserializ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0.762cm" svg:x="14.504cm" svg:y="12.2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0.635cm" svg:height="0.762cm" svg:x="15.943cm" svg:y="5.14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0.635cm" svg:height="0.762cm" svg:x="7.614cm" svg:y="8.3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0.635cm" svg:height="0.381cm" svg:x="14.568cm" svg:y="16.13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4" draw:layer="layout" svg:width="3.683cm" svg:height="1.265cm" svg:x="8.82cm" svg:y="0.619cm">
          <draw:text-box>
            <text:p><text:span text:style-name="T4">developer </text:span></text:p>
          </draw:text-box>
        </draw:frame>
        <draw:frame draw:style-name="gr11" draw:text-style-name="P4" draw:layer="layout" svg:width="3.683cm" svg:height="1.8cm" svg:x="9.509cm" svg:y="27.996cm">
          <draw:text-box>
            <text:p><text:span text:style-name="T4">end user </text:span></text:p>
          </draw:text-box>
        </draw:frame>
        <draw:custom-shape draw:style-name="gr3" draw:text-style-name="P2" xml:id="id5" draw:id="id5" draw:layer="layout" svg:width="4.826cm" svg:height="2.032cm" svg:x="5.256cm" svg:y="26.011cm">
          <text:p text:style-name="P1"><text:span text:style-name="T1">keydown &lt;input&gt;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5.207cm" svg:height="1.27cm" svg:x="5.064cm" svg:y="19.796cm">
          <text:p text:style-name="P1"><text:span text:style-name="T2">Sync &lt;input&gt; value to</text:span></text:p>
          <text:p text:style-name="P1"><text:span text:style-name="T2"><text:s/></text:span><text:span text:style-name="T2">model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26cm" svg:height="2.032cm" svg:x="12.341cm" svg:y="25.811cm">
          <text:p text:style-name="P1"><text:span text:style-name="T1">blur &lt;input&gt;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line-skew="0.395cm" svg:x1="13.73cm" svg:y1="7.858cm" svg:x2="12.308cm" svg:y2="12.656cm" draw:start-shape="id1" draw:start-glue-point="2" draw:end-shape="id2" svg:d="M13730 7858v2794h-1422v2004">
          <text:p/>
        </draw:connector>
        <draw:connector draw:style-name="gr12" draw:text-style-name="P1" draw:layer="layout" svg:x1="13.722cm" svg:y1="3.286cm" svg:x2="13.73cm" svg:y2="5.556cm" draw:start-shape="id3" draw:start-glue-point="8" draw:end-shape="id1" svg:d="M13722 3286v1135h8v1135">
          <text:p/>
        </draw:connector>
        <draw:connector draw:style-name="gr12" draw:text-style-name="P1" draw:layer="layout" svg:x1="17.167cm" svg:y1="26.827cm" svg:x2="14.912cm" svg:y2="13.608cm" draw:start-shape="id4" draw:end-shape="id2" draw:end-glue-point="1" svg:d="M17167 26827h501v-13219h-2756">
          <text:p/>
        </draw:connector>
        <draw:connector draw:style-name="gr12" draw:text-style-name="P1" draw:layer="layout" svg:x1="7.669cm" svg:y1="26.011cm" svg:x2="7.667cm" svg:y2="21.066cm" draw:start-shape="id5" draw:start-glue-point="4" draw:end-shape="id6" draw:end-glue-point="2" svg:d="M7669 26011v-2472h-2v-2473">
          <text:p/>
        </draw:connector>
        <draw:connector draw:style-name="gr12" draw:text-style-name="P1" draw:layer="layout" draw:line-skew="0.586cm" svg:x1="8.952cm" svg:y1="3.116cm" svg:x2="12.308cm" svg:y2="12.656cm" draw:start-shape="id7" draw:start-glue-point="9" draw:end-shape="id2" draw:end-glue-point="0" svg:d="M8952 3116v5504h3356v4036">
          <text:p/>
        </draw:connector>
        <draw:connector draw:style-name="gr12" draw:text-style-name="P1" draw:layer="layout" svg:x1="5.538cm" svg:y1="3.116cm" svg:x2="5.518cm" svg:y2="8.858cm" draw:start-shape="id7" draw:start-glue-point="7" draw:end-shape="id8" svg:d="M5538 3116v3019h-20v2723">
          <text:p/>
        </draw:connector>
        <draw:connector draw:style-name="gr12" draw:text-style-name="P1" draw:layer="layout" svg:x1="12.308cm" svg:y1="14.561cm" svg:x2="12.308cm" svg:y2="16.509cm" draw:start-shape="id2" draw:start-glue-point="2" draw:end-shape="id9" draw:end-glue-point="0" svg:d="M12308 14561v1948">
          <text:p/>
        </draw:connector>
        <draw:connector draw:style-name="gr12" draw:text-style-name="P1" xml:id="id10" draw:id="id10" draw:layer="layout" svg:x1="7.705cm" svg:y1="19.796cm" svg:x2="5.518cm" svg:y2="11.033cm" draw:end-shape="id8" svg:d="M7705 19796v-4131h-2187v-4632">
          <text:p/>
        </draw:connector>
        <draw:frame draw:style-name="gr13" draw:layer="layout" svg:width="3.81cm" svg:height="1.673cm" draw:transform="rotate (1.5707963267946) translate (2.851cm 6.842cm)">
          <draw:text-box>
            <text:p>&lt;lion-field&gt;</text:p>
          </draw:text-box>
        </draw:frame>
        <draw:connector draw:style-name="gr12" draw:text-style-name="P1" draw:layer="layout" draw:line-skew="-0.987cm" svg:x1="7.705cm" svg:y1="19.796cm" svg:x2="9.705cm" svg:y2="13.608cm" draw:start-shape="id10" draw:start-glue-point="2" draw:end-shape="id2" draw:end-glue-point="3" svg:d="M7705 19796h13v-6188h19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2T02:44:45.944819255</meta:creation-date>
    <dc:date>2019-01-31T13:19:33</dc:date>
    <meta:editing-duration>PT3H21M20S</meta:editing-duration>
    <meta:editing-cycles>18</meta:editing-cycles>
    <meta:generator>OpenOffice/4.1.6$Unix OpenOffice.org_project/416m1$Build-9790</meta:generator>
    <dc:creator>T Louisse</dc:creator>
    <meta:document-statistic meta:object-count="27"/>
  </office:meta>
</office:document-meta>
</file>